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o Black" fo:font-size="14pt" fo:font-weight="normal" officeooo:rsid="0000c67d" officeooo:paragraph-rsid="0000c67d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ato Black" fo:font-size="14pt" officeooo:rsid="0000c67d" officeooo:paragraph-rsid="0000c67d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ato Black" fo:font-size="24pt" fo:font-weight="normal" officeooo:rsid="004ec80e" officeooo:paragraph-rsid="004ec80e" style:font-size-asian="24pt" style:font-weight-asian="normal" style:font-size-complex="2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ato" officeooo:paragraph-rsid="0002120c"/>
    </style:style>
    <style:style style:name="P5" style:family="paragraph" style:parent-style-name="Standard">
      <style:paragraph-properties fo:text-align="start" style:justify-single-word="false"/>
      <style:text-properties style:font-name="Lato" officeooo:paragraph-rsid="00623edb"/>
    </style:style>
    <style:style style:name="P6" style:family="paragraph" style:parent-style-name="Standard">
      <style:paragraph-properties fo:text-align="start" style:justify-single-word="false"/>
      <style:text-properties style:font-name="Lato" officeooo:paragraph-rsid="0087450e"/>
    </style:style>
    <style:style style:name="P7" style:family="paragraph" style:parent-style-name="Quotations">
      <style:paragraph-properties fo:margin-left="0cm" fo:margin-right="1cm" fo:text-align="start" style:justify-single-word="false" fo:text-indent="0cm" style:auto-text-indent="false"/>
      <style:text-properties style:font-name="Lato" fo:font-size="11pt" officeooo:paragraph-rsid="00c50044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Lato" fo:font-size="11pt" officeooo:paragraph-rsid="00623edb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Lato" fo:font-size="11pt" officeooo:paragraph-rsid="00aac415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Lato" fo:font-size="11pt" officeooo:paragraph-rsid="00c1ddc4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Lato" fo:font-size="11pt" officeooo:paragraph-rsid="00c73db0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Lato" fo:font-size="11pt" officeooo:rsid="00623edb" officeooo:paragraph-rsid="00623edb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Lato" fo:font-size="11pt" officeooo:rsid="00b5ad19" officeooo:paragraph-rsid="00b5ad19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Lato" fo:font-size="11pt" officeooo:rsid="0067baca" officeooo:paragraph-rsid="00b4e677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Lato" fo:font-size="11pt" officeooo:rsid="00b30f9b" officeooo:paragraph-rsid="00b30f9b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Lato" fo:font-size="11pt" officeooo:rsid="007011f7" officeooo:paragraph-rsid="00a2e258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Lato" fo:font-size="11pt" officeooo:rsid="00a6e5bf" officeooo:paragraph-rsid="00a6e5bf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Lato" fo:font-size="11pt" officeooo:rsid="00763d13" officeooo:paragraph-rsid="007db331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Lato" fo:font-size="11pt" officeooo:rsid="004b13fe" officeooo:paragraph-rsid="004b13fe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Lato" fo:font-size="11pt" officeooo:rsid="00c619ac" officeooo:paragraph-rsid="00c619ac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Lato" fo:font-size="11pt" fo:font-style="italic" fo:font-weight="bold" officeooo:rsid="00763d13" officeooo:paragraph-rsid="009e887f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ato" fo:font-size="11pt" fo:font-style="italic" fo:font-weight="bold" officeooo:rsid="0097da3f" officeooo:paragraph-rsid="0097da3f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ato" fo:font-size="11pt" fo:font-style="italic" fo:font-weight="bold" officeooo:rsid="0099f592" officeooo:paragraph-rsid="00a2e258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ato" fo:font-size="11pt" fo:font-weight="normal" officeooo:rsid="0060077d" officeooo:paragraph-rsid="00b84749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ato" fo:font-size="11pt" fo:font-weight="normal" officeooo:rsid="004968aa" officeooo:paragraph-rsid="004968aa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ato" fo:font-size="14pt" fo:font-weight="bold" officeooo:rsid="0012b55c" officeooo:paragraph-rsid="0012b55c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ato" fo:font-size="14pt" fo:font-weight="bold" officeooo:rsid="0012b55c" officeooo:paragraph-rsid="005cfb5b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ato" fo:font-size="14pt" fo:font-weight="bold" officeooo:rsid="00578a66" officeooo:paragraph-rsid="007011f7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ato" fo:font-size="14pt" fo:font-weight="bold" officeooo:rsid="00966d83" officeooo:paragraph-rsid="00966d83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ato" fo:font-size="14pt" fo:font-weight="bold" officeooo:rsid="00a97f11" officeooo:paragraph-rsid="00a97f11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ato" fo:font-size="8pt" fo:font-weight="bold" officeooo:rsid="00578a66" officeooo:paragraph-rsid="007011f7" style:font-size-asian="7pt" style:font-weight-asian="bold" style:font-size-complex="8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ato" fo:font-size="8pt" fo:font-weight="normal" officeooo:rsid="003834cd" officeooo:paragraph-rsid="000769af" style:font-size-asian="7pt" style:font-weight-asian="normal" style:font-size-complex="8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ato" fo:font-size="4pt" fo:font-weight="bold" officeooo:rsid="00966d83" officeooo:paragraph-rsid="00966d83" style:font-size-asian="3.5pt" style:font-weight-asian="bold" style:font-size-complex="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ato" fo:font-size="4pt" officeooo:paragraph-rsid="0000c67d" style:font-size-asian="3.5pt" style:font-size-complex="4pt"/>
    </style:style>
    <style:style style:name="P35" style:family="paragraph" style:parent-style-name="Standard">
      <style:paragraph-properties fo:text-align="start" style:justify-single-word="false"/>
      <style:text-properties style:font-name="Lato" fo:font-size="4pt" officeooo:rsid="00b30f9b" officeooo:paragraph-rsid="00b30f9b" style:font-size-asian="3.5pt" style:font-size-complex="4pt"/>
    </style:style>
    <style:style style:name="P36" style:family="paragraph" style:parent-style-name="Standard">
      <style:paragraph-properties fo:text-align="start" style:justify-single-word="false"/>
      <style:text-properties style:font-name="Lato" fo:font-size="4pt" officeooo:rsid="00a6e5bf" officeooo:paragraph-rsid="00a6e5bf" style:font-size-asian="3.5pt" style:font-size-complex="4pt"/>
    </style:style>
    <style:style style:name="P37" style:family="paragraph" style:parent-style-name="Standard">
      <style:paragraph-properties fo:text-align="start" style:justify-single-word="false"/>
      <style:text-properties style:font-name="Lato" fo:font-size="10pt" officeooo:paragraph-rsid="007011f7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fo:font-size="11pt" officeooo:paragraph-rsid="00bacc26" style:font-size-asian="11pt" style:font-size-complex="11pt"/>
    </style:style>
    <style:style style:name="P39" style:family="paragraph" style:parent-style-name="Standard">
      <style:paragraph-properties fo:text-align="start" style:justify-single-word="false"/>
      <style:text-properties fo:font-size="11pt" officeooo:rsid="0087450e" officeooo:paragraph-rsid="0087450e" style:font-size-asian="11pt" style:font-size-complex="11pt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Lato" fo:font-size="11pt" officeooo:paragraph-rsid="005e8c83" style:font-size-asian="11pt" style:font-size-complex="11pt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Lato" fo:font-size="11pt" officeooo:paragraph-rsid="0000c67d" style:font-size-asian="11pt" style:font-size-complex="11pt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Lato" fo:font-size="4pt" officeooo:rsid="00c619ac" officeooo:paragraph-rsid="00c619ac" style:font-size-asian="3.5pt" style:font-size-complex="4pt"/>
    </style:style>
    <style:style style:name="P43" style:family="paragraph" style:parent-style-name="Standard">
      <style:paragraph-properties fo:text-align="start" style:justify-single-word="false"/>
      <style:text-properties style:font-name="Lato" fo:font-size="11pt" officeooo:rsid="007a00f8" officeooo:paragraph-rsid="007db331" style:font-size-asian="11pt" style:font-size-complex="11pt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Lato" fo:font-size="11pt" officeooo:paragraph-rsid="0000c67d" style:font-size-asian="11pt" style:font-size-complex="11pt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Lato" fo:font-size="4pt" officeooo:rsid="00c3af73" officeooo:paragraph-rsid="00c73db0" style:font-size-asian="3.5pt" style:font-size-complex="4pt"/>
    </style:style>
    <style:style style:name="T1" style:family="text">
      <style:text-properties fo:font-size="14pt" officeooo:rsid="0000c67d" style:font-size-asian="14pt" style:font-size-complex="14pt"/>
    </style:style>
    <style:style style:name="T2" style:family="text">
      <style:text-properties fo:font-size="14pt" fo:font-weight="bold" officeooo:rsid="0000c67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2e816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2120c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4ff3dc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5b656f" style:font-size-asian="14pt" style:font-weight-asian="bold" style:font-size-complex="14pt" style:font-weight-complex="bold"/>
    </style:style>
    <style:style style:name="T7" style:family="text">
      <style:text-properties fo:font-size="14pt" fo:font-weight="normal" officeooo:rsid="0002120c" style:font-size-asian="14pt" style:font-weight-asian="normal" style:font-size-complex="14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32617" style:font-weight-asian="normal" style:font-weight-complex="normal"/>
    </style:style>
    <style:style style:name="T10" style:family="text">
      <style:text-properties officeooo:rsid="004ff3dc"/>
    </style:style>
    <style:style style:name="T11" style:family="text">
      <style:text-properties officeooo:rsid="005a8738"/>
    </style:style>
    <style:style style:name="T12" style:family="text">
      <style:text-properties officeooo:rsid="005cfb5b"/>
    </style:style>
    <style:style style:name="T13" style:family="text">
      <style:text-properties officeooo:rsid="00623edb"/>
    </style:style>
    <style:style style:name="T14" style:family="text">
      <style:text-properties officeooo:rsid="0065cc3d"/>
    </style:style>
    <style:style style:name="T15" style:family="text">
      <style:text-properties officeooo:rsid="0067baca"/>
    </style:style>
    <style:style style:name="T16" style:family="text">
      <style:text-properties officeooo:rsid="00692dd9"/>
    </style:style>
    <style:style style:name="T17" style:family="text">
      <style:text-properties officeooo:rsid="006cdbc5"/>
    </style:style>
    <style:style style:name="T18" style:family="text">
      <style:text-properties officeooo:rsid="006d9380"/>
    </style:style>
    <style:style style:name="T19" style:family="text">
      <style:text-properties officeooo:rsid="007011f7"/>
    </style:style>
    <style:style style:name="T20" style:family="text">
      <style:text-properties style:font-name="Lato"/>
    </style:style>
    <style:style style:name="T21" style:family="text">
      <style:text-properties style:font-name="Lato" officeooo:rsid="007f20c1"/>
    </style:style>
    <style:style style:name="T22" style:family="text">
      <style:text-properties style:font-name="Lato" officeooo:rsid="00837679"/>
    </style:style>
    <style:style style:name="T23" style:family="text">
      <style:text-properties style:font-name="Lato" officeooo:rsid="0080a53c"/>
    </style:style>
    <style:style style:name="T24" style:family="text">
      <style:text-properties style:font-name="Lato" officeooo:rsid="008787f8"/>
    </style:style>
    <style:style style:name="T25" style:family="text">
      <style:text-properties style:font-name="Lato" officeooo:rsid="008fb485"/>
    </style:style>
    <style:style style:name="T26" style:family="text">
      <style:text-properties style:font-name="Lato" officeooo:rsid="00763d13"/>
    </style:style>
    <style:style style:name="T27" style:family="text">
      <style:text-properties style:font-name="Lato" officeooo:rsid="007a00f8"/>
    </style:style>
    <style:style style:name="T28" style:family="text">
      <style:text-properties officeooo:rsid="00710668"/>
    </style:style>
    <style:style style:name="T29" style:family="text">
      <style:text-properties officeooo:rsid="0072633e"/>
    </style:style>
    <style:style style:name="T30" style:family="text">
      <style:text-properties officeooo:rsid="0073af92"/>
    </style:style>
    <style:style style:name="T31" style:family="text">
      <style:text-properties officeooo:rsid="0073c6ac"/>
    </style:style>
    <style:style style:name="T32" style:family="text">
      <style:text-properties officeooo:rsid="0077cfce"/>
    </style:style>
    <style:style style:name="T33" style:family="text">
      <style:text-properties officeooo:rsid="007a00f8"/>
    </style:style>
    <style:style style:name="T34" style:family="text">
      <style:text-properties officeooo:rsid="007aa75a"/>
    </style:style>
    <style:style style:name="T35" style:family="text">
      <style:text-properties officeooo:rsid="007c6ac6"/>
    </style:style>
    <style:style style:name="T36" style:family="text">
      <style:text-properties officeooo:rsid="00828812"/>
    </style:style>
    <style:style style:name="T37" style:family="text">
      <style:text-properties officeooo:rsid="0084567e"/>
    </style:style>
    <style:style style:name="T38" style:family="text">
      <style:text-properties officeooo:rsid="00882479"/>
    </style:style>
    <style:style style:name="T39" style:family="text">
      <style:text-properties officeooo:rsid="00897db9"/>
    </style:style>
    <style:style style:name="T40" style:family="text">
      <style:text-properties officeooo:rsid="008a0ff9"/>
    </style:style>
    <style:style style:name="T41" style:family="text">
      <style:text-properties officeooo:rsid="009b0a6c"/>
    </style:style>
    <style:style style:name="T42" style:family="text">
      <style:text-properties officeooo:rsid="009cf8aa"/>
    </style:style>
    <style:style style:name="T43" style:family="text">
      <style:text-properties officeooo:rsid="00a93eee"/>
    </style:style>
    <style:style style:name="T44" style:family="text">
      <style:text-properties officeooo:rsid="00a97f11"/>
    </style:style>
    <style:style style:name="T45" style:family="text">
      <style:text-properties officeooo:rsid="00aac415"/>
    </style:style>
    <style:style style:name="T46" style:family="text">
      <style:text-properties officeooo:rsid="00ac9745"/>
    </style:style>
    <style:style style:name="T47" style:family="text">
      <style:text-properties officeooo:rsid="00b30f9b"/>
    </style:style>
    <style:style style:name="T48" style:family="text">
      <style:text-properties officeooo:rsid="00b4e677"/>
    </style:style>
    <style:style style:name="T49" style:family="text">
      <style:text-properties officeooo:rsid="00b7d137"/>
    </style:style>
    <style:style style:name="T50" style:family="text">
      <style:text-properties officeooo:rsid="00b84749"/>
    </style:style>
    <style:style style:name="T51" style:family="text">
      <style:text-properties officeooo:rsid="00c1ddc4"/>
    </style:style>
    <style:style style:name="T52" style:family="text">
      <style:text-properties fo:color="#ff0000" loext:opacity="100%" fo:font-style="italic" style:font-style-asian="italic" style:font-style-complex="italic"/>
    </style:style>
    <style:style style:name="T53" style:family="text">
      <style:text-properties fo:color="#000000" loext:opacity="100%" officeooo:rsid="00c1ddc4"/>
    </style:style>
    <style:style style:name="T54" style:family="text">
      <style:text-properties fo:color="#000000" loext:opacity="100%" officeooo:rsid="00c3af73"/>
    </style:style>
    <style:style style:name="T55" style:family="text">
      <style:text-properties fo:color="#000000" loext:opacity="100%" officeooo:rsid="00c437dd"/>
    </style:style>
    <style:style style:name="T56" style:family="text">
      <style:text-properties fo:color="#000000" loext:opacity="100%" fo:font-style="italic" style:font-style-asian="italic" style:font-style-complex="italic"/>
    </style:style>
    <style:style style:name="T57" style:family="text">
      <style:text-properties officeooo:rsid="00c26c11"/>
    </style:style>
    <style:style style:name="T58" style:family="text">
      <style:text-properties officeooo:rsid="00c50044"/>
    </style:style>
    <style:style style:name="T59" style:family="text">
      <style:text-properties officeooo:rsid="00c619ac"/>
    </style:style>
    <style:style style:name="T60" style:family="text">
      <style:text-properties fo:color="#666666" loext:opacity="100%" officeooo:rsid="00c1ddc4"/>
    </style:style>
    <style:style style:name="T61" style:family="text">
      <style:text-properties fo:color="#666666" loext:opacity="100%" fo:font-style="italic" style:font-style-asian="italic" style:font-style-complex="italic"/>
    </style:style>
    <style:style style:name="T62" style:family="text">
      <style:text-properties officeooo:rsid="00c73db0"/>
    </style:style>
    <style:style style:name="T63" style:family="text">
      <style:text-properties officeooo:rsid="00c8b1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rammazione Web e Mobile</text:p>
      <text:p text:style-name="P1"><text:s/>Rocco Amico - Matricola N. 12190A</text:p>
      <text:p text:style-name="P2"/>
      <text:p text:style-name="P5"><text:span text:style-name="T5">Progetto</text:span><text:span text:style-name="T1">: </text:span></text:p>
      <text:p text:style-name="P8"><text:span text:style-name="T13">M</text:span><text:span text:style-name="T10">etric</text:span><text:span text:style-name="T13">ON nasce con l’idea di fornire statistiche chiave di un dato canale o di un dato video su Youtube utilizzando la API di Google “Youtube Data API v3”.</text:span></text:p>
      <text:p text:style-name="P12">Il progetto vuole abbatt<text:span text:style-name="T15">e</text:span>re la barriera <text:span text:style-name="T14">di difficoltà</text:span> tecnologica che all’utente comune comporterebbe un utilizzo diretto delle API, <text:span text:style-name="T17">favorendo l’usabilità da interfaccia web e riducendo ad un unico click quello che </text:span><text:span text:style-name="T19">si otterrebbe con </text:span><text:span text:style-name="T17">molteplici chiamate API.</text:span></text:p>
      <text:p text:style-name="P13"><text:span text:style-name="T17">I</text:span>l progetto è disponbile online <text:span text:style-name="T49">al seguente link</text:span>: https://www.roccoamico.it/metricon</text:p>
      <text:p text:style-name="P31"/>
      <text:p text:style-name="P28">Architettura</text:p>
      <text:p text:style-name="P37">├── client</text:p>
      <text:p text:style-name="P37">│   ├── channel</text:p>
      <text:p text:style-name="P37">│   │   ├── channel.css</text:p>
      <text:p text:style-name="P37">│   │   ├── channel.html</text:p>
      <text:p text:style-name="P37">│   │   └── channel.js</text:p>
      <text:p text:style-name="P37">│   ├── home</text:p>
      <text:p text:style-name="P37">│   │   ├── home.css</text:p>
      <text:p text:style-name="P37">│   │   └── home.html</text:p>
      <text:p text:style-name="P37">│   └── video</text:p>
      <text:p text:style-name="P37">│   <text:s text:c="4"/>├── video.css</text:p>
      <text:p text:style-name="P37">│   <text:s text:c="4"/>├── video.html</text:p>
      <text:p text:style-name="P37">│   <text:s text:c="4"/>└── video.js</text:p>
      <text:p text:style-name="P37">└── server</text:p>
      <text:p text:style-name="P37"><text:s text:c="4"/>└── server.js</text:p>
      <text:p text:style-name="P37"/>
      <text:p text:style-name="P29">Logica</text:p>
      <text:p text:style-name="P33"/>
      <text:p text:style-name="P21">API Key</text:p>
      <text:p text:style-name="P14">Registrandosi al programma <text:span text:style-name="T18">s</text:span>viluppatori di Google, è possibile <text:span text:style-name="T16">chiedere l’accesso alle API, </text:span><text:span text:style-name="T48">in particolare quella di nostro interessa è la </text:span><text:span text:style-name="T13">Youtube Data API v</text:span><text:span text:style-name="T48">3</text:span><text:span text:style-name="T16">: viene fornito un </text:span><text:span text:style-name="T32">token</text:span><text:span text:style-name="T16"> che dovrà essere utilizzato in tutte le chiamate.</text:span></text:p>
      <text:p text:style-name="P15">Per comodità nel progetto la API Key è stata inserita come costante nel server.js (chiaramente è stata generata con un account usa e getta creato ad hoc), mentre nel progetto deployato online la API Key è definita come una variabile d’ambiente all’interno di DigitalOcean.</text:p>
      <text:p text:style-name="P35"/>
      <text:p text:style-name="P23">Backend</text:p>
      <text:p text:style-name="P16"><text:span text:style-name="T36">All’interno del</text:span> server.js con l’utilizzo del framework web Express <text:span text:style-name="T39">sono definite</text:span> le route del sito per servire i file <text:span text:style-name="T40">statici</text:span> e <text:span text:style-name="T39">vengono effettuate</text:span> le chiamate API.</text:p>
      <text:p text:style-name="P16">Oltre ad Express, per effettuare le chiamate <text:span text:style-name="T31">utilizziamo</text:span> Axios, che tramite XMLHttpRequest <text:span text:style-name="T28">chiama la API </text:span><text:span text:style-name="T42">(utilizzando l’apposito token) </text:span><text:span text:style-name="T29">e ottiene indietro i dati </text:span><text:span text:style-name="T30">(in formato JSON) </text:span><text:span text:style-name="T29">che poi andremo a </text:span><text:span text:style-name="T30">s</text:span><text:span text:style-name="T31">ervire </text:span><text:span text:style-name="T35">nel </text:span><text:span text:style-name="T38">F</text:span><text:span text:style-name="T35">rontend</text:span><text:span text:style-name="T34">.</text:span></text:p>
      <text:p text:style-name="P17">Questo file si occupa inoltre di servire il webserver (in locale alla porta 3000).</text:p>
      <text:p text:style-name="P36"/>
      <text:p text:style-name="P22">Frontend</text:p>
      <text:p text:style-name="P18">All’interno della cartella client <text:span text:style-name="T41">troviamo</text:span><text:span text:style-name="T37"> </text:span>tre cartelle per le tre pagine <text:span text:style-name="T33">che verranno servite: </text:span></text:p>
      <text:p text:style-name="P43"><text:tab/>la home, </text:p>
      <text:p text:style-name="P43"><text:tab/>la pagina per visualizzare le statistiche di un video, </text:p>
      <text:p text:style-name="P38"><text:span text:style-name="T26"><text:tab/></text:span><text:span text:style-name="T27">la pagina per visualizzare le statistiche di un canale.</text:span></text:p>
      <text:p text:style-name="P38"><text:span text:style-name="T21">channel.js e video.js si occupano di prendere come input il parametro inserito dall’utente dall’interfaccia web per fare una richiesta al server.js </text:span><text:span text:style-name="T22">(con fetch)</text:span><text:span text:style-name="T21"> e, solo se la risposta da esito positivo, </text:span><text:span text:style-name="T23">mostra</text:span><text:span text:style-name="T25">r</text:span><text:span text:style-name="T23">e graficamente (utilizzando chart.js) i dati ottenuti.</text:span></text:p>
      <text:p text:style-name="P39"><text:span text:style-name="T24">In caso contrario </text:span><text:span text:style-name="T20">verrà visualizzato un messaggio di errore.</text:span></text:p>
      <text:p text:style-name="P6"/>
      <text:p text:style-name="P30"><text:soft-page-break/>Stile</text:p>
      <text:p text:style-name="P9"><text:span text:style-name="T44">I</text:span><text:span text:style-name="T43">l sito utilizza </text:span><text:span text:style-name="T46">congiuntamente </text:span><text:span text:style-name="T43">una classe di Bootstrap </text:span><text:span text:style-name="T45">e i</text:span><text:span text:style-name="T43"> fogli di stile </text:span><text:span text:style-name="T44">per definire il layout grafico</text:span><text:span text:style-name="T43"> </text:span><text:span text:style-name="T45">e la presentazione degli elementi.</text:span></text:p>
      <text:p text:style-name="P9"/>
      <text:p text:style-name="P27"><text:span text:style-name="T12">Testing</text:span>:</text:p>
      <text:p text:style-name="P10"><text:span text:style-name="T51">I parametri di input </text:span><text:span text:style-name="T59">di /video sono stati testati con </text:span></text:p>
      <text:p text:style-name="P40"><text:tab/>https://www.youtube.com/watch?v=6i1uPfPzXlc </text:p>
      <text:p text:style-name="P41"><text:tab/>https://www.youtube.com/watch?v=WDmgVlwjFto </text:p>
      <text:p text:style-name="P41"><text:tab/>https://www.youtube.com/watch?v=bef8QLNHubw</text:p>
      <text:p text:style-name="P42"/>
      <text:p text:style-name="P20">I parametri di input di /channel sono stati testati con</text:p>
      <text:p text:style-name="P41"><text:tab/>queiduesulserver</text:p>
      <text:p text:style-name="P41"><text:tab/>pewdipie</text:p>
      <text:p text:style-name="P41"><text:tab/>Davie504</text:p>
      <text:p text:style-name="P34"/>
      <text:p text:style-name="P11"><text:span text:style-name="T62">In entrambi gli input non è possibile fare una richiesta con input vuoto ed entrambi restituiscono un errore in caso di input non valido </text:span><text:span text:style-name="T63">(canale non esistente, url video non esistente).</text:span></text:p>
      <text:p text:style-name="P45"/>
      <text:p text:style-name="P7"><text:span text:style-name="T54">Inoltre è stato </text:span><text:span text:style-name="T53">stato provato questo payload per triggerare una </text:span><text:span text:style-name="T55">vulnerabilità </text:span><text:span text:style-name="T53">XSS <text:s text:c="14"/></text:span><text:span text:style-name="T60"><text:tab/></text:span><text:span text:style-name="T56">&lt;h1&gt;Hello, &lt;script&gt;alert(1)&lt;/script&gt;!&lt;/h1&gt; <text:s/></text:span><text:span text:style-name="T61"><text:s text:c="4"/></text:span><text:span text:style-name="T52"><text:s text:c="110"/></text:span><text:span text:style-name="T57">c</text:span><text:span text:style-name="T51">on esito negativo in quanto c’è una validazione dell’input che non </text:span><text:span text:style-name="T58">ne </text:span><text:span text:style-name="T51">permette </text:span><text:span text:style-name="T58">l’esecuzione.</text:span></text:p>
      <text:p text:style-name="P26"><text:span text:style-name="T11">Versioning e hosting</text:span>:</text:p>
      <text:p text:style-name="P24"><text:span text:style-name="T47">Il progetto sfrutta git per il versionamento</text:span><text:span text:style-name="T50">, è stato deployato su DigitalOcean e collegato alla zona DNS di OVH per il dominio roccoamico.it.</text:span></text:p>
      <text:p text:style-name="P32"/>
      <text:p text:style-name="P4"><text:span text:style-name="T2">I</text:span><text:span text:style-name="T4">struzioni per </text:span><text:span text:style-name="T3">l’esecuzione </text:span><text:span text:style-name="T6">in locale</text:span><text:span text:style-name="T7">:</text:span></text:p>
      <text:p text:style-name="P25">npm install</text:p>
      <text:p text:style-name="P19"><text:span text:style-name="T9">n</text:span><text:span text:style-name="T8">pm run star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1:17:31.565818681</meta:creation-date>
    <dc:date>2023-07-02T18:49:39.726197171</dc:date>
    <meta:editing-duration>PT2H35M46S</meta:editing-duration>
    <meta:editing-cycles>193</meta:editing-cycles>
    <meta:generator>LibreOffice/7.4.5.1$Linux_X86_64 LibreOffice_project/40$Build-1</meta:generator>
    <meta:document-statistic meta:table-count="0" meta:image-count="0" meta:object-count="0" meta:page-count="2" meta:paragraph-count="54" meta:word-count="515" meta:character-count="3555" meta:non-whitespace-character-count="2899"/>
  </office:meta>
</office:document-meta>
</file>